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1050" calcext:value-type="float">
            <text:p>105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1234" calcext:value-type="float">
            <text:p>1234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46" calcext:value-type="float">
            <text:p>2146</text:p>
          </table:table-cell>
          <table:table-cell office:value-type="float" office:value="877" calcext:value-type="float">
            <text:p>877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519" calcext:value-type="float">
            <text:p>519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362" calcext:value-type="float">
            <text:p>362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866" calcext:value-type="float">
            <text:p>86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14:59.476000000</dc:date>
    <meta:editing-duration>PT1H2M41S</meta:editing-duration>
    <meta:editing-cycles>5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